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3.462cm" style:use-optimal-column-width="false"/>
    </style:style>
    <style:style style:name="co2" style:family="table-column">
      <style:table-column-properties style:column-width="3.918cm" style:use-optimal-column-width="false"/>
    </style:style>
    <style:style style:name="co3" style:family="table-column">
      <style:table-column-properties style:column-width="3.006cm" style:use-optimal-column-width="false"/>
    </style:style>
    <style:style style:name="co4" style:family="table-column">
      <style:table-column-properties style:column-width="3.47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text-properties fo:font-size="13pt" style:font-size-asian="13pt" style:font-size-complex="13pt"/>
    </style:style>
    <style:style style:name="P2" style:family="paragraph">
      <style:text-properties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line-height="100%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4.249cm" svg:height="3.847cm" svg:x="1.223cm" svg:y="1.8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4"/>
            <table:table-row table:style-name="ro1" table:default-cell-style-name="ce1">
              <table:table-cell/>
              <table:table-cell>
                <text:p text:style-name="P1"><text:span text:style-name="T1">User ID</text:span></text:p>
              </table:table-cell>
              <table:table-cell>
                <text:p text:style-name="P1"><text:span text:style-name="T1">Username</text:span></text:p>
              </table:table-cell>
              <table:table-cell>
                <text:p text:style-name="P1"><text:span text:style-name="T1">Password</text:span></text:p>
              </table:table-cell>
              <table:table-cell>
                <text:p text:style-name="P1"><text:span text:style-name="T1">First name</text:span></text:p>
              </table:table-cell>
              <table:table-cell>
                <text:p text:style-name="P1"><text:span text:style-name="T1">Last name</text:span></text:p>
              </table:table-cell>
              <table:table-cell>
                <text:p text:style-name="P1"><text:span text:style-name="T1">Last login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Data type</text:span></text:p>
              </table:table-cell>
              <table:table-cell>
                <text:p text:style-name="P1"><text:span text:style-name="T1">INT</text:span></text:p>
              </table:table-cell>
              <table:table-cell>
                <text:p text:style-name="P1"><text:span text:style-name="T1">VARCHAR</text:span></text:p>
              </table:table-cell>
              <table:table-cell>
                <text:p text:style-name="P1"><text:span text:style-name="T1">VARCHAR</text:span></text:p>
              </table:table-cell>
              <table:table-cell>
                <text:p text:style-name="P1"><text:span text:style-name="T1">VARCHAR</text:span></text:p>
              </table:table-cell>
              <table:table-cell>
                <text:p text:style-name="P1"><text:span text:style-name="T1">VARCHAR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Size/length</text:span></text:p>
              </table:table-cell>
              <table:table-cell>
                <text:p text:style-name="P1"><text:span text:style-name="T1">n/a</text:span></text:p>
              </table:table-cell>
              <table:table-cell>
                <text:p text:style-name="P1"><text:span text:style-name="T1">100</text:span></text:p>
              </table:table-cell>
              <table:table-cell>
                <text:p text:style-name="P1"><text:span text:style-name="T1">255</text:span></text:p>
              </table:table-cell>
              <table:table-cell>
                <text:p text:style-name="P1"><text:span text:style-name="T1">255</text:span></text:p>
              </table:table-cell>
              <table:table-cell>
                <text:p text:style-name="P1"><text:span text:style-name="T1">255</text:span></text:p>
              </table:table-cell>
              <table:table-cell>
                <text:p text:style-name="P1"><text:span text:style-name="T1">n/a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Constraints</text:span></text:p>
              </table:table-cell>
              <table:table-cell>
                <text:p text:style-name="P1"><text:span text:style-name="T1">Pk, not null</text:span></text:p>
              </table:table-cell>
              <table:table-cell>
                <text:p text:style-name="P1"><text:span text:style-name="T1">Unique, not null</text:span></text:p>
              </table:table-cell>
              <table:table-cell>
                <text:p text:style-name="P1"><text:span text:style-name="T1">Not null</text:span></text:p>
              </table:table-cell>
              <table:table-cell>
                <text:p text:style-name="P1"><text:span text:style-name="T1">Not null</text:span></text:p>
              </table:table-cell>
              <table:table-cell>
                <text:p text:style-name="P1"><text:span text:style-name="T1">Not null</text:span></text:p>
              </table:table-cell>
              <table:table-cell>
                <text:p text:style-name="P1"><text:span text:style-name="T1">Not nul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9.75cm" svg:height="0.806cm" svg:x="1cm" svg:y="0.25cm">
          <draw:text-box>
            <text:p><text:span text:style-name="T2">User database table fields</text:span></text:p>
          </draw:text-box>
        </draw:frame>
        <draw:frame draw:style-name="gr2" draw:text-style-name="P3" draw:layer="layout" svg:width="9.75cm" svg:height="0.806cm" svg:x="1.25cm" svg:y="6.25cm">
          <draw:text-box>
            <text:p><text:span text:style-name="T2">Rewards database</text:span></text:p>
          </draw:text-box>
        </draw:frame>
      </draw:page>
      <draw:page draw:name="page2" draw:style-name="dp1" draw:master-page-name="Default">
        <draw:frame draw:style-name="gr3" draw:text-style-name="P3" draw:layer="layout" svg:width="9.349cm" svg:height="15.298cm" svg:x="1.5cm" svg:y="1.5cm">
          <draw:text-box>
            <text:p>Rewards List:</text:p>
            <text:p><text:span text:style-name="T1"/></text:p>
            <text:p><text:span text:style-name="T1">- Care and Repair £1.50 (£3)</text:span></text:p>
            <text:p><text:span text:style-name="T1">- Tech Insurance £1.50 (£3)</text:span></text:p>
            <text:p><text:span text:style-name="T1">- Instant Replacement 50p (£1)</text:span></text:p>
            <text:p text:style-name="P4"><text:span text:style-name="T1">- Credit 50p (£1.50)</text:span></text:p>
            <text:p><text:span text:style-name="T1"/></text:p>
            <text:p><text:span text:style-name="T1">- Services 20p (60p)</text:span></text:p>
            <text:p><text:span text:style-name="T1">- Recycling 40p (80p)</text:span></text:p>
            <text:p text:style-name="P4"><text:span text:style-name="T1">- Software 50p (£1)</text:span></text:p>
            <text:p text:style-name="P4"><text:span text:style-name="T1">- Attach &lt; £35 2p (10p)</text:span></text:p>
            <text:p text:style-name="P4"><text:span text:style-name="T1">- Attach &gt; £35 5p (20p)</text:span></text:p>
            <text:p><text:span text:style-name="T1"/></text:p>
            <text:p><text:span text:style-name="T1">- SIMO &lt;= £10pm 50p (£1)</text:span></text:p>
            <text:p><text:span text:style-name="T1">- SIMO &gt; £10pm £1 (£2)</text:span></text:p>
            <text:p><text:span text:style-name="T1">- Post Pay New £3 (£6)</text:span></text:p>
            <text:p><text:span text:style-name="T1">- Post Pay Upgrade £4 (£8)</text:span></text:p>
            <text:p><text:span text:style-name="T1"/></text:p>
            <text:p><text:span text:style-name="T1">- OEL 50p (£2)</text:span></text:p>
            <text:p><text:span text:style-name="T1">- Colleague Fave 50p (£1)</text:span></text:p>
            <text:p><text:span text:style-name="T1"/></text:p>
            <text:p><text:span text:style-name="T1">- Vodafone £9</text:span></text:p>
            <text:p><text:span text:style-name="T1">- Vodafone w/ Xtra £13</text:span></text:p>
            <text:p><text:span text:style-name="T1">- Sky Broadband £3</text:span></text:p>
            <text:p text:style-name="P5"><text:span text:style-name="T3">- Sky Essential £2 + HBB £9</text:span></text:p>
            <text:p text:style-name="P5"><text:span text:style-name="T3">- Sky Ultimate £4 + HBB £11</text:span></text:p>
            <text:p text:style-name="P5"><text:span text:style-name="T3"><text:tab/></text:span><text:span text:style-name="T3">- Sky Sports/Cinema/Whole Home £1</text:span></text:p>
            <text:p text:style-name="P5"><text:span text:style-name="T3"><text:tab/></text:span><text:span text:style-name="T3">- Add Skipping/UHD/Kids/TNT 50p</text:span></text:p>
            <text:p text:style-name="P5"><text:span text:style-name="T3"><text:tab/></text:span><text:span text:style-name="T3">- Netflix Standard/Premium 50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20:52:01.472098000</meta:creation-date>
    <dc:date>2026-04-17T22:08:18.796562600</dc:date>
    <meta:editing-duration>PT1H24M14S</meta:editing-duration>
    <meta:editing-cycles>8</meta:editing-cycles>
    <meta:generator>LibreOffice/25.2.7.2$Windows_X86_64 LibreOffice_project/5cbfd1ab6520636bb5f7b99185aa69bd7456825d</meta:generator>
    <meta:document-statistic meta:object-count="4"/>
  </office:meta>
</office:document-meta>
</file>